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0/08/2021</text:span></text:p>
      <text:p text:style-name="P9"/>
      <text:p text:style-name="P10">RECIBI CONFORME</text:p>
      <text:p text:style-name="P9"/>
      <text:p text:style-name="P11">CLIENTE: GONZALO AMBROSIO CELIA</text:p>
      <text:p text:style-name="P12">CANT. TOTAL DE CAJAS: 8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8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VILCAHUAMAN</text:span></text:p>
      <text:p text:style-name="P5"><text:span text:style-name="T1">Destino: </text:span><text:span text:style-name="T3">HUANCAYO</text:span></text:p>
      <text:p text:style-name="P5"/>
      <text:p text:style-name="P5">Recojo: <text:span text:style-name="T3">GONZALO AMBROSIO, CELI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9T15:24:4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